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7cm" svg:height="18.669cm" svg:x="6.207cm" svg:y="3.413cm">
          <text:p/>
        </draw:rect>
        <draw:line draw:style-name="gr2" draw:text-style-name="P1" draw:layer="layout" svg:x1="6.207cm" svg:y1="5.826cm" svg:x2="18.907cm" svg:y2="5.826cm">
          <text:p/>
        </draw:line>
        <draw:frame draw:style-name="gr3" draw:layer="layout" svg:width="3.249cm" svg:height="0.963cm" svg:x="10.271cm" svg:y="4.556cm">
          <draw:text-box>
            <text:p>MazeOne</text:p>
          </draw:text-box>
        </draw:frame>
        <draw:frame draw:style-name="gr3" draw:text-style-name="P2" draw:layer="layout" svg:width="8.562cm" svg:height="6.887cm" svg:x="7.096cm" svg:y="6.588cm">
          <draw:text-box>
            <text:p><text:span text:style-name="T1">+left; boolean</text:span></text:p>
            <text:p><text:span text:style-name="T1">+right; boolean</text:span></text:p>
            <text:p><text:span text:style-name="T1">+up;boolean</text:span></text:p>
            <text:p><text:span text:style-name="T1">+down;boolean</text:span></text:p>
            <text:p><text:span text:style-name="T1">+clockStart; boolean</text:span></text:p>
            <text:p><text:span text:style-name="T1">+lblTimerBorder;label</text:span></text:p>
            <text:p><text:span text:style-name="T1">+lblTimerDesc; label</text:span></text:p>
            <text:p><text:span text:style-name="T1">+txtPlayerTimer; text</text:span></text:p>
            <text:p><text:span text:style-name="T1">+q1,q2,q3,q4; retangle</text:span></text:p>
            <text:p><text:span text:style-name="T1">+rectPlayer,rectStart,rectEnd; Rectangle</text:span></text:p>
            <text:p><text:span text:style-name="T1">+stack; Stack</text:span></text:p>
            <text:p><text:span text:style-name="T1">+rightVertWalls[],leftVertWalls[]; rectangle</text:span></text:p>
            <text:p><text:span text:style-name="T1">+botHorizWalls[], topHorizwalls[]; rectangle</text:span></text:p>
            <text:p><text:span text:style-name="T1">-mazeOnePane; Pane</text:span></text:p>
          </draw:text-box>
        </draw:frame>
        <draw:line draw:style-name="gr2" draw:text-style-name="P1" draw:layer="layout" svg:x1="6.207cm" svg:y1="13.446cm" svg:x2="18.907cm" svg:y2="13.446cm">
          <text:p/>
        </draw:line>
        <draw:frame draw:style-name="gr3" draw:text-style-name="P2" draw:layer="layout" svg:width="4.447cm" svg:height="6.413cm" svg:x="7.223cm" svg:y="13.7cm">
          <draw:text-box>
            <text:p><text:span text:style-name="T1">+main(String[] args)</text:span></text:p>
            <text:p><text:span text:style-name="T1">+MazeOne()</text:span></text:p>
            <text:p><text:span text:style-name="T1">+clockStart()</text:span></text:p>
            <text:p><text:span text:style-name="T1">+clockStop()</text:span></text:p>
            <text:p><text:span text:style-name="T1">+winCondition()</text:span></text:p>
            <text:p><text:span text:style-name="T1">+startPos()</text:span></text:p>
            <text:p><text:span text:style-name="T1">+endPos()</text:span></text:p>
            <text:p><text:span text:style-name="T1">+Movement()</text:span></text:p>
            <text:p><text:span text:style-name="T1">+timeSave()</text:span></text:p>
            <text:p><text:span text:style-name="T1">+CollisionDetection()</text:span></text:p>
            <text:p><text:span text:style-name="T1">+walls();</text:span></text:p>
            <text:p><text:span text:style-name="T1">-closing()</text:span></text:p>
            <text:p><text:span text:style-name="T1">+getMazeOnePane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5-16T15:18:19.71</meta:creation-date>
    <dc:date>2019-05-16T15:26:40.23</dc:date>
    <meta:editing-duration>PT8M20S</meta:editing-duration>
    <meta:editing-cycles>1</meta:editing-cycles>
    <meta:document-statistic meta:object-count="6"/>
    <meta:generator>OpenOffice/4.1.5$Win32 OpenOffice.org_project/415m1$Build-9789</meta:generator>
  </office:meta>
</office:document-meta>
</file>